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Devanagari1" svg:font-family="'Lohit Devanagari'"/>
    <style:font-face style:name="Open Sans" svg:font-family="'Open Sans', sans-serif"/>
    <style:font-face style:name="Ubuntu Mono" svg:font-family="'Ubuntu Mono', monospace"/>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Open Sans" fo:font-size="12pt" fo:letter-spacing="normal" fo:font-style="normal" fo:font-weight="normal"/>
    </style:style>
    <style:style style:name="P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Open Sans" fo:font-size="12pt" fo:letter-spacing="normal" fo:font-style="normal" fo:font-weight="normal" officeooo:rsid="001490cb" officeooo:paragraph-rsid="001490cb"/>
    </style:style>
    <style:style style:name="P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Open Sans" fo:font-size="12pt" fo:letter-spacing="normal" fo:font-style="normal" fo:font-weight="normal" officeooo:rsid="001490cb" officeooo:paragraph-rsid="001f7f76"/>
    </style:style>
    <style:style style:name="P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Open Sans" fo:font-size="12pt" fo:letter-spacing="normal" fo:font-style="normal" fo:font-weight="normal" officeooo:rsid="0014a552" officeooo:paragraph-rsid="001490cb"/>
    </style:style>
    <style:style style:name="P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Open Sans" fo:font-size="12pt" fo:letter-spacing="normal" fo:font-style="normal" fo:font-weight="normal" officeooo:rsid="0014a552" officeooo:paragraph-rsid="0014a552"/>
    </style:style>
    <style:style style:name="P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Open Sans" fo:font-size="12pt" fo:letter-spacing="normal" fo:font-style="normal" fo:font-weight="normal" officeooo:rsid="001a09be" officeooo:paragraph-rsid="001a09be"/>
    </style:style>
    <style:style style:name="P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Open Sans" fo:font-size="12pt" fo:letter-spacing="normal" fo:font-style="normal" fo:font-weight="normal" officeooo:rsid="001b5e70" officeooo:paragraph-rsid="001b5e70"/>
    </style:style>
    <style:style style:name="P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Open Sans" fo:font-size="12pt" fo:letter-spacing="normal" fo:font-style="normal" fo:font-weight="normal" officeooo:rsid="001b5e70" officeooo:paragraph-rsid="001e5913"/>
    </style:style>
    <style:style style:name="P1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Open Sans" fo:font-size="12pt" fo:letter-spacing="normal" fo:font-style="normal" fo:font-weight="bold" style:font-weight-asian="bold" style:font-weight-complex="bold"/>
    </style:style>
    <style:style style:name="P1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paragraph-rsid="00179720"/>
    </style:style>
    <style:style style:name="P1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paragraph-rsid="0017eccd"/>
    </style:style>
    <style:style style:name="P1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rsid="0017eccd" officeooo:paragraph-rsid="0017eccd"/>
    </style:style>
    <style:style style:name="P1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rsid="0017eccd" officeooo:paragraph-rsid="001490cb"/>
    </style:style>
    <style:style style:name="T1" style:family="text">
      <style:text-properties style:font-name="inherit" fo:font-size="9.75pt" loext:padding="0in" loext:border="none"/>
    </style:style>
    <style:style style:name="T2" style:family="text">
      <style:text-properties fo:font-variant="normal" fo:text-transform="none" fo:color="#000000" style:font-name="Open Sans" fo:font-size="12pt" fo:letter-spacing="normal" fo:font-style="normal"/>
    </style:style>
    <style:style style:name="T3" style:family="text">
      <style:text-properties fo:font-variant="normal" fo:text-transform="none" fo:color="#000000" style:font-name="Open Sans" fo:font-size="12pt" fo:letter-spacing="normal" fo:font-style="normal" fo:font-weight="normal"/>
    </style:style>
    <style:style style:name="T4" style:family="text">
      <style:text-properties fo:font-variant="normal" fo:text-transform="none" fo:color="#000000" style:font-name="Open Sans" fo:font-size="12pt" fo:letter-spacing="normal" fo:font-style="normal" fo:font-weight="normal" officeooo:rsid="00179720"/>
    </style:style>
    <style:style style:name="T5" style:family="text">
      <style:text-properties fo:font-variant="normal" fo:text-transform="none" fo:color="#000000" style:font-name="Open Sans" fo:font-size="12pt" fo:letter-spacing="normal" fo:font-style="normal" fo:font-weight="bold" style:font-weight-asian="bold" style:font-weight-complex="bold"/>
    </style:style>
    <style:style style:name="T6" style:family="text">
      <style:text-properties fo:font-variant="normal" fo:text-transform="none" fo:color="#1874a4" style:font-name="inherit" fo:font-size="9.75pt" fo:letter-spacing="normal" fo:font-style="normal" style:text-underline-style="solid" style:text-underline-width="auto" style:text-underline-color="font-color" fo:font-weight="normal" loext:padding="0in" loext:border="none"/>
    </style:style>
    <style:style style:name="T7" style:family="text">
      <style:text-properties fo:font-variant="normal" fo:text-transform="none" fo:color="#1874a4" style:font-name="inherit" fo:font-size="9.75pt" fo:letter-spacing="normal" fo:font-style="normal" style:text-underline-style="solid" style:text-underline-width="auto" style:text-underline-color="font-color" loext:padding="0in" loext:border="none"/>
    </style:style>
    <style:style style:name="T8" style:family="text">
      <style:text-properties fo:font-variant="normal" fo:text-transform="none" fo:color="#1874a4" style:font-name="inherit" fo:font-size="9.75pt" fo:letter-spacing="normal" fo:font-style="normal" style:text-underline-style="solid" style:text-underline-width="auto" style:text-underline-color="font-color" fo:font-weight="bold" style:font-weight-asian="bold" style:font-weight-complex="bold" loext:padding="0in" loext:border="none"/>
    </style:style>
    <style:style style:name="T9" style:family="text">
      <style:text-properties officeooo:rsid="0014a552"/>
    </style:style>
    <style:style style:name="T10" style:family="text">
      <style:text-properties officeooo:rsid="0015dd2c"/>
    </style:style>
    <style:style style:name="T11" style:family="text">
      <style:text-properties officeooo:rsid="00179db9"/>
    </style:style>
    <style:style style:name="T12" style:family="text">
      <style:text-properties officeooo:rsid="0017eccd"/>
    </style:style>
    <style:style style:name="T13" style:family="text">
      <style:text-properties officeooo:rsid="001a09be"/>
    </style:style>
    <style:style style:name="T14" style:family="text">
      <style:text-properties officeooo:rsid="001b565e"/>
    </style:style>
    <style:style style:name="T15" style:family="text">
      <style:text-properties officeooo:rsid="001b5e70"/>
    </style:style>
    <style:style style:name="T16" style:family="text">
      <style:text-properties loext:padding="0in" loext:border="none"/>
    </style:style>
    <style:style style:name="T17" style:family="text">
      <style:text-properties officeooo:rsid="001d29f2" loext:padding="0in" loext:border="none"/>
    </style:style>
    <style:style style:name="T18" style:family="text">
      <style:text-properties officeooo:rsid="001e5913" loext:padding="0in" loext:border="none"/>
    </style:style>
    <style:style style:name="T19" style:family="text">
      <style:text-properties officeooo:rsid="001f7f76"/>
    </style:style>
    <style:style style:name="T20" style:family="text">
      <style:text-properties officeooo:rsid="001f7f76" loext:padding="0in"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What data from web services (other than <text:span text:style-name="T1">UniProt</text:span> or PDB) might you like to combine/integrate? Identify the data from two web services and briefly explain how to obtain the information and what you would combine. Or you can combine information from a web service and sequences found by a BLAST search. Or you can propose a web service (or two) of your own and data to combine – what question(s) would you be able to answer?</text:p>
      <text:p text:style-name="P1"><text:span text:style-name="T5">Take a look at the Nucleic Acids Research July 2020 Web Server issue (</text:span><text:a xlink:type="simple" xlink:href="https://academic.oup.com/nar/issue/48/W1" text:style-name="Internet_20_link" text:visited-style-name="Visited_20_Internet_20_Link"><text:span text:style-name="T8">https://academic.oup.com/nar/issue/48/W1</text:span></text:a><text:span text:style-name="T5">) under the category of Web Services. You can also look at the 2019 issue for ideas.</text:span></text:p>
      <text:p text:style-name="P10">When you respond to another student, you can think about how you might use or extend what they discuss, including combining it with what you originally post or other information.</text:p>
      <text:p text:style-name="P2"/>
      <text:p text:style-name="P7">I gained a lot of experience looking into different realms of bio<text:span text:style-name="T15">lo</text:span>gical data from <text:span text:style-name="T15">my </text:span>protein bioinformatics class as well as a project I did on obtain information on <text:span text:style-name="T15">an</text:span> SNP. <text:s text:c="2"/>I have experience with the accessing program<text:span text:style-name="T15">m</text:span>atically and via blastp from a few web services. <text:s/>This includes Ensembl’s <text:a xlink:type="simple" xlink:href="https://m.ensembl.org/info/data/biomart/index.html" text:style-name="Internet_20_link" text:visited-style-name="Visited_20_Internet_20_Link">biomart</text:a>, UCSC Table Browser, NCBI’s blastp with nr and pdb databases as well as <text:span text:style-name="T14">SWISS-MODEL and Modeller in Python for comparative modeling, and </text:span><text:a xlink:type="simple" xlink:href="https://www.ebi.ac.uk/interpro/" text:style-name="Internet_20_link" text:visited-style-name="Visited_20_Internet_20_Link"><text:span text:style-name="T14">InterPro</text:span></text:a><text:span text:style-name="T14"> protein family database by EMBL.</text:span></text:p>
      <text:p text:style-name="P8"/>
      <text:p text:style-name="P9">I have used R’s biomaRt package to access the biomart data mining tool from Ensembl. <text:s/>There is a lot of information you can query from this database. <text:s/>You can see a list of attributes in which there are &gt; 3000 for the H. sapiens dataset. <text:s/>You search the biomart using a filter for these attributes <text:span text:style-name="T19">(see below snippet for this package)</text:span>, similar to a WHERE statement for a column of a RDBMS. <text:s/>Some examples of attributes (or columns) are ‘<text:span text:style-name="T16">PROSITE patterns ID’, ‘AFFY HG U133 Plus 2’ (microarray and other affy and agilent arrays), ‘RefSeq mRNA ID’, ‘Transcript length (including UTRs and CDS)’, ‘Ensembl Human Translation ID’, ‘InterPro ID’, ‘InterPro Short Description’ and more. <text:s/></text:span></text:p>
      <text:p text:style-name="P9"><text:span text:style-name="T16"/></text:p>
      <text:p text:style-name="P4">library(biomaRt)</text:p>
      <text:p text:style-name="P4">ensembl = useEnsembl(biomart="ensembl", dataset="hsapiens_gene_ensembl")</text:p>
      <text:p text:style-name="P4"><text:span text:style-name="T16">listAttributes(ensembl)</text:span></text:p>
      <text:p text:style-name="P9"><text:span text:style-name="T16"/></text:p>
      <text:p text:style-name="P9"><text:span text:style-name="T16">However you do not obtain longer </text:span><text:span text:style-name="T17">descriptions of the protein domains or a list of proteins that under an InterPro family. <text:s/>Although I do not have much experience you can access InterPro programmatically with automated scripts that come from their </text:span><text:a xlink:type="simple" xlink:href="https://proteinswebteam.github.io/interpro-blog/2020/02/04/Introducing-the-new-InterPro-website/" text:style-name="Internet_20_link" text:visited-style-name="Visited_20_Internet_20_Link"><text:span text:style-name="T17">API</text:span></text:a><text:span text:style-name="T17"> in perl, python, and javascript. <text:s/>You can filter </text:span><text:span text:style-name="T18">to obtain all the information from a InterPro entry using </text:span><text:a xlink:type="simple" xlink:href="https://www.ebi.ac.uk/interpro/result/download/#/protein/UniProt/entry/InterPro/IPR020422/%7Cjson" text:style-name="Internet_20_link" text:visited-style-name="Visited_20_Internet_20_Link"><text:span text:style-name="T18">this page</text:span></text:a><text:span text:style-name="T18"> and it will give you a python script get access (see attached). <text:s/>It would be nice to integrate to obtain this information with biomart information on Ensembl genes, transcripts, refseq genes, transcripts, </text:span><text:soft-page-break/><text:span text:style-name="T18">etc. <text:s/>InterPro already somewhat integrates a quasi “Blast” like functionality because you obtains proteins from many species based on a domain entry. <text:s/>It would be nice to be able to incorporate a blastp type of functionality on the RCSB PDB database with both biomart and InterPro so we can get a database that gives up the ability to simulate drugs on many pdb structures based on some NGS sequencing data. <text:s/></text:span></text:p>
      <text:p text:style-name="P9"><text:span text:style-name="T18"/></text:p>
      <text:p text:style-name="P9"><text:span text:style-name="T18">The UCSC </text:span><text:span text:style-name="T20">database I have accessed via R as well with the RMySQL package (see snippet below)</text:span></text:p>
      <text:p text:style-name="P9"><text:span text:style-name="T20"/></text:p>
      <text:p text:style-name="P9">conn_ucsc &lt;- dbConnect(RMySQL::MySQL(), </text:p>
      <text:p text:style-name="P9"><text:s text:c="22"/>db = "hg38", </text:p>
      <text:p text:style-name="P9"><text:s text:c="22"/>user = "genome", </text:p>
      <text:p text:style-name="P9"><text:s text:c="22"/>host = "genome-mysql.soe.ucsc.edu")</text:p>
      <text:p text:style-name="P9"/>
      <text:p text:style-name="P9">You can list tables with the DBI::dbListTables(conn) <text:span text:style-name="T19">function from R’s DBI package</text:span>. <text:s/>There are 2300+ tables for hg38 database but really only 855 usefully named ones that don’t start with “enc**Chip**&lt;something confusing&gt;”. <text:s/>There are for example 58 snp type tables <text:span text:style-name="T19">including the "snp151CodingDbSnp” which I believe</text:span>. <text:s/>Just grep the <text:span text:style-name="T19">db</text:span>ListTables function. <text:s/><text:span text:style-name="T19">There is way too much information to go into</text:span></text:p>
      <text:p text:style-name="P9"/>
      <text:p text:style-name="P2"/>
      <text:p text:style-name="P5"/>
      <text:p text:style-name="P3"/>
      <text:p text:style-name="P14"/>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ohit Devanagari1" svg:font-family="'Lohit Devanagari'"/>
    <style:font-face style:name="Open Sans" svg:font-family="'Open Sans', sans-serif"/>
    <style:font-face style:name="Ubuntu Mono" svg:font-family="'Ubuntu Mono', monospace"/>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5T16:06:05.012690725</meta:creation-date>
    <dc:date>2020-09-16T15:51:03.692153123</dc:date>
    <meta:editing-duration>PT1H3M42S</meta:editing-duration>
    <meta:editing-cycles>7</meta:editing-cycles>
    <meta:generator>LibreOffice/6.0.7.3$Linux_X86_64 LibreOffice_project/00m0$Build-3</meta:generator>
    <meta:document-statistic meta:table-count="0" meta:image-count="0" meta:object-count="0" meta:page-count="2" meta:paragraph-count="15" meta:word-count="585" meta:character-count="3710" meta:non-whitespace-character-count="3050"/>
  </office:meta>
</office:document-meta>
</file>